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8pt" fo:font-weight="bold" officeooo:rsid="0018112c" officeooo:paragraph-rsid="0018112c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DejaVu Sans" fo:font-size="14pt" fo:font-weight="bold" officeooo:rsid="0018112c" officeooo:paragraph-rsid="0018112c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DejaVu Sans Light" fo:font-size="14pt" fo:font-weight="bold" officeooo:rsid="0018112c" officeooo:paragraph-rsid="0018112c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DejaVu Sans Light" fo:font-size="14pt" fo:font-weight="bold" officeooo:rsid="001940bf" officeooo:paragraph-rsid="001940b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ejaVu Sans Light" fo:font-size="14pt" fo:font-weight="bold" officeooo:rsid="00197718" officeooo:paragraph-rsid="00197718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DejaVu Sans Light" fo:font-size="14pt" fo:font-weight="bold" officeooo:rsid="001a7855" officeooo:paragraph-rsid="001a7855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ejaVu Sans Light" fo:font-size="14pt" fo:font-weight="bold" officeooo:rsid="001ad6a9" officeooo:paragraph-rsid="001ad6a9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DejaVu Sans Light" fo:font-size="14pt" fo:font-weight="bold" officeooo:rsid="001c93d0" officeooo:paragraph-rsid="001c93d0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DejaVu Sans Light" fo:font-size="14pt" fo:font-weight="bold" officeooo:rsid="001f1e21" officeooo:paragraph-rsid="001f1e21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DejaVu Sans Light" fo:font-size="14pt" fo:font-weight="bold" officeooo:rsid="001f1e21" officeooo:paragraph-rsid="001f1e2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DejaVu Sans Light" fo:font-size="14pt" fo:font-weight="bold" officeooo:rsid="0022b120" officeooo:paragraph-rsid="0022b120" style:font-size-asian="12.25pt" style:font-weight-asian="bold" style:font-size-complex="14pt" style:font-weight-complex="bold"/>
    </style:style>
    <style:style style:name="T1" style:family="text">
      <style:text-properties officeooo:rsid="001ad6a9"/>
    </style:style>
    <style:style style:name="T2" style:family="text">
      <style:text-properties officeooo:rsid="001c9632"/>
    </style:style>
    <style:style style:name="T3" style:family="text">
      <style:text-properties officeooo:rsid="001d7bf0"/>
    </style:style>
    <style:style style:name="T4" style:family="text">
      <style:text-properties officeooo:rsid="0022b1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onferencistas:</text:p>
      <text:p text:style-name="P2"/>
      <text:p text:style-name="P3">1. René Alejando Villela</text:p>
      <text:p text:style-name="P4">Tokyo Institute of Technology</text:p>
      <text:p text:style-name="P3"><text:a xlink:type="simple" xlink:href="mailto:rene.villela1e@gmail.com" text:style-name="Internet_20_link" text:visited-style-name="Visited_20_Internet_20_Link">rene.villela1e@gmail.com</text:a></text:p>
      <text:p text:style-name="P3"/>
      <text:p text:style-name="P3">2. Ing. Damián Ochoa</text:p>
      <text:p text:style-name="P3">Universidad de San Carlos de Guatemala</text:p>
      <text:p text:style-name="P3"><text:a xlink:type="simple" xlink:href="mailto:damian.ochoah@gmail.com" text:style-name="Internet_20_link" text:visited-style-name="Visited_20_Internet_20_Link">damian.ochoah@gmail.com</text:a></text:p>
      <text:p text:style-name="P3"/>
      <text:p text:style-name="P3">3. <text:span text:style-name="T2">Dr. </text:span>Kevin Martinez-Folgar</text:p>
      <text:p text:style-name="P3">Drexler University</text:p>
      <text:p text:style-name="P3"><text:a xlink:type="simple" xlink:href="mailto:km3785@drexler.edu" text:style-name="Internet_20_link" text:visited-style-name="Visited_20_Internet_20_Link">km3785@drexler.edu</text:a></text:p>
      <text:p text:style-name="P3"/>
      <text:p text:style-name="P3">4. <text:s/>Camilo Buitrago-Casas</text:p>
      <text:p text:style-name="P4">University of California, Berkeley</text:p>
      <text:p text:style-name="P4"><text:a xlink:type="simple" xlink:href="mailto:milo@ssl.berkeley.edu" text:style-name="Internet_20_link" text:visited-style-name="Visited_20_Internet_20_Link">milo@ssl.berkeley.edu</text:a></text:p>
      <text:p text:style-name="P4"/>
      <text:p text:style-name="P4">5. Msc. Anibal Sierra</text:p>
      <text:p text:style-name="P4">Universidad Nacional Autónoma de México</text:p>
      <text:p text:style-name="P4"><text:a xlink:type="simple" xlink:href="mailto:anibalsierram@gmail.com" text:style-name="Internet_20_link" text:visited-style-name="Visited_20_Internet_20_Link">anibalsierram@gmail.com</text:a></text:p>
      <text:p text:style-name="P4"/>
      <text:p text:style-name="P4">6. Dr. Santiago Casas</text:p>
      <text:p text:style-name="P4">Commissariat à l’énergie atomique et aux énergies alternatives</text:p>
      <text:p text:style-name="P4"><text:a xlink:type="simple" xlink:href="mailto:santiagocasas@gmail.com" text:style-name="Internet_20_link" text:visited-style-name="Visited_20_Internet_20_Link">santiagocasas@gmail.com</text:a></text:p>
      <text:p text:style-name="P4"/>
      <text:p text:style-name="P4">7. José Alfredo de León</text:p>
      <text:p text:style-name="P4">Universidad de San Carlos de Guatemala</text:p>
      <text:p text:style-name="P4"><text:a xlink:type="simple" xlink:href="mailto:deleongarrido.jose@gmail.com" text:style-name="Internet_20_link" text:visited-style-name="Visited_20_Internet_20_Link">deleongarrido.jose@gmail.com</text:a></text:p>
      <text:p text:style-name="P4"/>
      <text:p text:style-name="P4">8. Luciano Delgado</text:p>
      <text:p text:style-name="P4">Universidad de San Carlos de Guatemala</text:p>
      <text:p text:style-name="P8"><text:a xlink:type="simple" xlink:href="mailto:lmdcma27@gmail.com" text:style-name="Internet_20_link" text:visited-style-name="Visited_20_Internet_20_Link">lmdcma27@gmail.com</text:a></text:p>
      <text:p text:style-name="P4"/>
      <text:p text:style-name="P4">9. Miguel Toralla</text:p>
      <text:p text:style-name="P4">Universidad de San Carlos de Guatemala</text:p>
      <text:p text:style-name="P4"><text:a xlink:type="simple" xlink:href="mailto:migueltorallam@gmail.com" text:style-name="Internet_20_link" text:visited-style-name="Visited_20_Internet_20_Link">migueltorallam@gmail.com</text:a></text:p>
      <text:p text:style-name="P4"/>
      <text:p text:style-name="P4"><text:span text:style-name="T3">10</text:span>. Marisol Castellanos</text:p>
      <text:p text:style-name="P4">Universidad de San Carlos de Guatemala</text:p>
      <text:p text:style-name="P4"><text:a xlink:type="simple" xlink:href="mailto:michii98cas@gmail.com" text:style-name="Internet_20_link" text:visited-style-name="Visited_20_Internet_20_Link">michii98cas@gmail.com</text:a></text:p>
      <text:p text:style-name="P4"><text:soft-page-break/></text:p>
      <text:p text:style-name="P4">1<text:span text:style-name="T3">1</text:span>. Elser López</text:p>
      <text:p text:style-name="P4">Universidad de San Carlos de Guatemala</text:p>
      <text:p text:style-name="P4"><text:a xlink:type="simple" xlink:href="mailto:eladolfos@gmail.com" text:style-name="Internet_20_link" text:visited-style-name="Visited_20_Internet_20_Link">eladolfos@gmail.com</text:a></text:p>
      <text:p text:style-name="P4"/>
      <text:p text:style-name="P4">1<text:span text:style-name="T3">2</text:span>. Maria Ester Quiñonez</text:p>
      <text:p text:style-name="P4">Universidad de San Carlos de Guatemala</text:p>
      <text:p text:style-name="P4"><text:a xlink:type="simple" xlink:href="mailto:mariaestermil@gmail.com" text:style-name="Internet_20_link" text:visited-style-name="Visited_20_Internet_20_Link">mariaestermil@gmail.com</text:a></text:p>
      <text:p text:style-name="P4"/>
      <text:p text:style-name="P4">1<text:span text:style-name="T3">3</text:span>. Wendell Paxtor</text:p>
      <text:p text:style-name="P4">Universidad de San Carlos de Guatemala</text:p>
      <text:p text:style-name="P4"><text:a xlink:type="simple" xlink:href="mailto:wendellagp@gmail.com" text:style-name="Internet_20_link" text:visited-style-name="Visited_20_Internet_20_Link">wendellagp@gmail.com</text:a></text:p>
      <text:p text:style-name="P4"/>
      <text:p text:style-name="P4"/>
      <text:p text:style-name="P5">1<text:span text:style-name="T3">4</text:span>. Sandra Mendoza</text:p>
      <text:p text:style-name="P5">Universidad de San Carlos de Guatemala</text:p>
      <text:p text:style-name="P5"><text:a xlink:type="simple" xlink:href="mailto:sdmendoza1103@gmail.com" text:style-name="Internet_20_link" text:visited-style-name="Visited_20_Internet_20_Link">sdmendoza1103@gmail.com</text:a></text:p>
      <text:p text:style-name="P5"/>
      <text:p text:style-name="P5">1<text:span text:style-name="T3">5</text:span>. Juan Andrés García Porres</text:p>
      <text:p text:style-name="P5">Universidad del Valle de Guatemala</text:p>
      <text:p text:style-name="P5"><text:a xlink:type="simple" xlink:href="mailto:gar15046@uvg.edu.gt" text:style-name="Internet_20_link" text:visited-style-name="Visited_20_Internet_20_Link">gar15046@uvg.edu.gt</text:a></text:p>
      <text:p text:style-name="P5"/>
      <text:p text:style-name="P5">1<text:span text:style-name="T3">6</text:span>. Rodrigo Leonardo</text:p>
      <text:p text:style-name="P5">Universidad del Valle de Guatemala</text:p>
      <text:p text:style-name="P5"><text:a xlink:type="simple" xlink:href="mailto:leo16139@uvg.edu.gt" text:style-name="Internet_20_link" text:visited-style-name="Visited_20_Internet_20_Link">leo16139@uvg.edu.gt</text:a></text:p>
      <text:p text:style-name="P5"/>
      <text:p text:style-name="P5">1<text:span text:style-name="T3">7</text:span>. Melissa Solares</text:p>
      <text:p text:style-name="P5">Universidad Galileo</text:p>
      <text:p text:style-name="P6"><text:a xlink:type="simple" xlink:href="mailto:melissasolh@gmail.com" text:style-name="Internet_20_link" text:visited-style-name="Visited_20_Internet_20_Link">melissasolh@gmail.com</text:a> </text:p>
      <text:p text:style-name="P6"/>
      <text:p text:style-name="P6">1<text:span text:style-name="T3">8</text:span>. Dr. Giovanni Ramírez</text:p>
      <text:p text:style-name="P6">Universidad de San Carlos de Guatemala</text:p>
      <text:p text:style-name="P6"><text:a xlink:type="simple" xlink:href="mailto:giovanni.ramirez@gmail.com" text:style-name="Internet_20_link" text:visited-style-name="Visited_20_Internet_20_Link">giovanni.ramirez@gmail.com</text:a></text:p>
      <text:p text:style-name="P6"/>
      <text:p text:style-name="P6">1<text:span text:style-name="T3">9</text:span>. Dra. Maria Eugenia Cabrera</text:p>
      <text:p text:style-name="P6">Universidad de San Carlos de Guatemala</text:p>
      <text:p text:style-name="P6"><text:a xlink:type="simple" xlink:href="mailto:maeu.cabrera@gmail.com" text:style-name="Internet_20_link" text:visited-style-name="Visited_20_Internet_20_Link">maeu.cabrera@gmail.com</text:a></text:p>
      <text:p text:style-name="P6"/>
      <text:p text:style-name="P6"><text:span text:style-name="T3">20</text:span>. Msc. Juan Diego Chang</text:p>
      <text:p text:style-name="P6">Universidad de San Carlos de Guatemala</text:p>
      <text:p text:style-name="P6"><text:a xlink:type="simple" xlink:href="mailto:jdiegochang@gmail.com" text:style-name="Internet_20_link" text:visited-style-name="Visited_20_Internet_20_Link">jdiegochang@gmail.com</text:a></text:p>
      <text:p text:style-name="P6"><text:soft-page-break/></text:p>
      <text:p text:style-name="P6">2<text:span text:style-name="T3">1</text:span>. Dr. Rodrigo Sacahuí</text:p>
      <text:p text:style-name="P6">Universidad de San Carlos de Guatemala</text:p>
      <text:p text:style-name="P6"><text:a xlink:type="simple" xlink:href="mailto:jrsacahui@gmail.com" text:style-name="Internet_20_link" text:visited-style-name="Visited_20_Internet_20_Link">jrsacahui@gmail.com</text:a></text:p>
      <text:p text:style-name="P6"/>
      <text:p text:style-name="P6">2<text:span text:style-name="T3">2</text:span>. <text:span text:style-name="T1">Dr. Enrique Pazos</text:span></text:p>
      <text:p text:style-name="P7">Universidad de San Carlos de Guatemala</text:p>
      <text:p text:style-name="P7"><text:a xlink:type="simple" xlink:href="mailto:pazosenrique@gmail.com" text:style-name="Internet_20_link" text:visited-style-name="Visited_20_Internet_20_Link">pazosenrique@gmail.com</text:a></text:p>
      <text:p text:style-name="P7"/>
      <text:p text:style-name="P7">2<text:span text:style-name="T3">3</text:span>. Dr. Pedro Valdés Hernández</text:p>
      <text:p text:style-name="P7">Universidad del Valle de Guatemala</text:p>
      <text:p text:style-name="P7"><text:a xlink:type="simple" xlink:href="mailto:val16081@uvg.edu.gt" text:style-name="Internet_20_link" text:visited-style-name="Visited_20_Internet_20_Link">val16081@uvg.edu.gt</text:a></text:p>
      <text:p text:style-name="P7"/>
      <text:p text:style-name="P9">24. Dr. Pedro Morales</text:p>
      <text:p text:style-name="P9">Universidad de <text:span text:style-name="T4">Texas</text:span></text:p>
      <text:p text:style-name="P11">pendiente</text:p>
      <text:p text:style-name="P11"/>
      <text:p text:style-name="P11">25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7:57:51.709553079</meta:creation-date>
    <dc:date>2020-07-22T18:30:41.380266706</dc:date>
    <meta:editing-duration>PT1H23M2S</meta:editing-duration>
    <meta:editing-cycles>4</meta:editing-cycles>
    <meta:generator>LibreOffice/5.2.7.2$Linux_x86 LibreOffice_project/20m0$Build-2</meta:generator>
    <meta:document-statistic meta:table-count="0" meta:image-count="0" meta:object-count="0" meta:page-count="3" meta:paragraph-count="74" meta:word-count="247" meta:character-count="1928" meta:non-whitespace-character-count="1752"/>
  </office:meta>
</office:document-meta>
</file>